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05mm"/>
    </style:style>
    <style:style style:name="co3" style:family="table-column">
      <style:table-column-properties fo:break-before="auto" style:column-width="29.56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32.01mm"/>
    </style:style>
    <style:style style:name="co6" style:family="table-column">
      <style:table-column-properties fo:break-before="auto" style:column-width="30.14mm"/>
    </style:style>
    <style:style style:name="co7" style:family="table-column">
      <style:table-column-properties fo:break-before="auto" style:column-width="25.86mm"/>
    </style:style>
    <style:style style:name="co8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db94d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cd3c1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ANS VLAD ACC" table:style-name="ta1"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11"/>
        <table:table-column table:style-name="co4" table:default-cell-style-name="ce11"/>
        <table:table-column table:style-name="co6" table:default-cell-style-name="ce11"/>
        <table:table-column table:style-name="co7" table:default-cell-style-name="ce11"/>
        <table:table-column table:style-name="co1" table:number-columns-repeated="2" table:default-cell-style-name="ce11"/>
        <table:table-column table:style-name="co8" table:default-cell-style-name="ce11"/>
        <table:table-column table:style-name="co3" table:default-cell-style-name="ce11"/>
        <table:table-column table:style-name="co1" table:number-columns-repeated="1010" table:default-cell-style-name="ce11"/>
        <table:table-row table:style-name="ro1">
          <table:table-cell table:style-name="ce2" office:value-type="string" calcext:value-type="string" table:number-columns-spanned="7" table:number-rows-spanned="1">
            <text:p>VGG19 + SVM</text:p>
          </table:table-cell>
          <table:covered-table-cell table:number-columns-repeated="6" table:style-name="ce2"/>
          <table:table-cell table:style-name="ce2" office:value-type="string" calcext:value-type="string" table:number-columns-spanned="7" table:number-rows-spanned="1">
            <text:p>trained VGG19 + SVM</text:p>
          </table:table-cell>
          <table:covered-table-cell table:number-columns-repeated="6" table:style-name="ce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miniMIT</text:p>
          </table:table-cell>
          <table:covered-table-cell table:style-name="ce3"/>
          <table:covered-table-cell table:number-columns-repeated="5" table:style-name="ce2"/>
          <table:table-cell table:style-name="ce3" office:value-type="string" calcext:value-type="string" table:number-columns-spanned="7" table:number-rows-spanned="1">
            <text:p>miniMIT</text:p>
          </table:table-cell>
          <table:covered-table-cell table:style-name="ce3"/>
          <table:covered-table-cell table:number-columns-repeated="5" table:style-name="ce2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ean_pool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x_pooling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3" table:number-rows-spanned="1">
            <text:p>mean_pool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x_pooling</text:p>
          </table:table-cell>
          <table:covered-table-cell table:number-columns-repeated="2" table:style-name="ce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 office:value-type="string" calcext:value-type="string">
            <text:p>0.78 c=1</text:p>
          </table:table-cell>
          <table:table-cell office:value-type="string" calcext:value-type="string">
            <text:p>0.83 c=1</text:p>
          </table:table-cell>
          <table:table-cell office:value-type="string" calcext:value-type="string">
            <text:p>0.82 c=1</text:p>
          </table:table-cell>
          <table:table-cell office:value-type="string" calcext:value-type="string">
            <text:p>0.78 c=1</text:p>
          </table:table-cell>
          <table:table-cell table:style-name="ce13" office:value-type="string" calcext:value-type="string">
            <text:p>0.83 c=1</text:p>
          </table:table-cell>
          <table:table-cell table:style-name="ce8" office:value-type="string" calcext:value-type="string">
            <text:p>0.82 c=1</text:p>
          </table:table-cell>
          <table:table-cell office:value-type="string" calcext:value-type="string">
            <text:p>N=0</text:p>
          </table:table-cell>
          <table:table-cell office:value-type="float" office:value="0.825" calcext:value-type="float">
            <text:p>0.825</text:p>
          </table:table-cell>
          <table:table-cell table:number-columns-repeated="3"/>
          <table:table-cell office:value-type="float" office:value="0.808333333333333" calcext:value-type="float">
            <text:p>0.808333333333333</text:p>
          </table:table-cell>
          <table:table-cell office:value-type="float" office:value="0.841666666666667" calcext:value-type="float">
            <text:p>0.841666666666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1</text:p>
          </table:table-cell>
          <table:table-cell table:style-name="ce8" office:value-type="string" calcext:value-type="string">
            <text:p>0.82 c=10</text:p>
          </table:table-cell>
          <table:table-cell office:value-type="string" calcext:value-type="string">
            <text:p>0.74 c=1e-5</text:p>
          </table:table-cell>
          <table:table-cell office:value-type="string" calcext:value-type="string">
            <text:p>0.82 c=1e-5</text:p>
          </table:table-cell>
          <table:table-cell office:value-type="string" calcext:value-type="string">
            <text:p>0.78 c=1</text:p>
          </table:table-cell>
          <table:table-cell table:style-name="ce8" office:value-type="string" calcext:value-type="string">
            <text:p>0.82 c=1</text:p>
          </table:table-cell>
          <table:table-cell table:style-name="ce13" office:value-type="string" calcext:value-type="string">
            <text:p>0.87 c=1</text:p>
          </table:table-cell>
          <table:table-cell office:value-type="string" calcext:value-type="string">
            <text:p>N=1</text:p>
          </table:table-cell>
          <table:table-cell office:value-type="float" office:value="0.775" calcext:value-type="float">
            <text:p>0.775</text:p>
          </table:table-cell>
          <table:table-cell table:number-columns-repeated="3"/>
          <table:table-cell office:value-type="float" office:value="0.783333333333333" calcext:value-type="float">
            <text:p>0.783333333333333</text:p>
          </table:table-cell>
          <table:table-cell office:value-type="float" office:value="0.808333333333333" calcext:value-type="float">
            <text:p>0.80833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2</text:p>
          </table:table-cell>
          <table:table-cell office:value-type="string" calcext:value-type="string">
            <text:p>0.78 c=100</text:p>
          </table:table-cell>
          <table:table-cell office:value-type="string" calcext:value-type="string">
            <text:p>0.75 c=1</text:p>
          </table:table-cell>
          <table:table-cell office:value-type="string" calcext:value-type="string">
            <text:p>0.79 c=10</text:p>
          </table:table-cell>
          <table:table-cell office:value-type="string" calcext:value-type="string">
            <text:p>0.75 c=100</text:p>
          </table:table-cell>
          <table:table-cell table:style-name="ce8" office:value-type="string" calcext:value-type="string">
            <text:p>0.82 c=100</text:p>
          </table:table-cell>
          <table:table-cell office:value-type="string" calcext:value-type="string">
            <text:p>0.81 c=100</text:p>
          </table:table-cell>
          <table:table-cell office:value-type="string" calcext:value-type="string">
            <text:p>N=2</text:p>
          </table:table-cell>
          <table:table-cell office:value-type="float" office:value="0.741666666666667" calcext:value-type="float">
            <text:p>0.741666666666667</text:p>
          </table:table-cell>
          <table:table-cell table:number-columns-repeated="3"/>
          <table:table-cell office:value-type="float" office:value="0.741666666666667" calcext:value-type="float">
            <text:p>0.741666666666667</text:p>
          </table:table-cell>
          <table:table-cell office:value-type="float" office:value="0.758333333333333" calcext:value-type="float">
            <text:p>0.758333333333333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 table:number-columns-spanned="7" table:number-rows-spanned="1">
            <text:p>chest_xray</text:p>
          </table:table-cell>
          <table:covered-table-cell table:number-columns-repeated="6" table:style-name="ce2"/>
          <table:table-cell table:style-name="ce15" office:value-type="string" calcext:value-type="string" table:number-columns-spanned="7" table:number-rows-spanned="1">
            <text:p>chest_xray</text:p>
          </table:table-cell>
          <table:covered-table-cell table:number-columns-repeated="6" table:style-name="ce2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ean_pool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x_pooling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3" table:number-rows-spanned="1">
            <text:p>mean_pool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x_pooling</text:p>
          </table:table-cell>
          <table:covered-table-cell table:number-columns-repeated="2" table:style-name="ce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 office:value-type="string" calcext:value-type="string">
            <text:p>0.80 c=10</text:p>
          </table:table-cell>
          <table:table-cell office:value-type="float" office:value="0.79968" calcext:value-type="float">
            <text:p>0.79968</text:p>
          </table:table-cell>
          <table:table-cell office:value-type="float" office:value="0.80929" calcext:value-type="float">
            <text:p>0.80929</text:p>
          </table:table-cell>
          <table:table-cell office:value-type="float" office:value="0.77564" calcext:value-type="float">
            <text:p>0.77564</text:p>
          </table:table-cell>
          <table:table-cell office:value-type="string" calcext:value-type="string">
            <text:p>0.80 c=10</text:p>
          </table:table-cell>
          <table:table-cell office:value-type="string" calcext:value-type="string">
            <text:p>0.81 c=10</text:p>
          </table:table-cell>
          <table:table-cell office:value-type="string" calcext:value-type="string">
            <text:p>N=0</text:p>
          </table:table-cell>
          <table:table-cell office:value-type="string" calcext:value-type="string">
            <text:p>0.79 c=10</text:p>
          </table:table-cell>
          <table:table-cell table:number-columns-repeated="3"/>
          <table:table-cell office:value-type="string" calcext:value-type="string">
            <text:p>0.79 c=10</text:p>
          </table:table-cell>
          <table:table-cell office:value-type="string" calcext:value-type="string">
            <text:p>0.78846 c=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1</text:p>
          </table:table-cell>
          <table:table-cell office:value-type="string" calcext:value-type="string">
            <text:p>0.81 c=10</text:p>
          </table:table-cell>
          <table:table-cell office:value-type="float" office:value="0.78526" calcext:value-type="float">
            <text:p>0.78526</text:p>
          </table:table-cell>
          <table:table-cell office:value-type="float" office:value="0.81731" calcext:value-type="float">
            <text:p>0.81731</text:p>
          </table:table-cell>
          <table:table-cell office:value-type="float" office:value="0.79808" calcext:value-type="float">
            <text:p>0.79808</text:p>
          </table:table-cell>
          <table:table-cell office:value-type="string" calcext:value-type="string">
            <text:p>0.78 c=100</text:p>
          </table:table-cell>
          <table:table-cell table:style-name="ce13" office:value-type="string" calcext:value-type="string">
            <text:p>0.81 c=10 </text:p>
          </table:table-cell>
          <table:table-cell office:value-type="string" calcext:value-type="string">
            <text:p>N=1</text:p>
          </table:table-cell>
          <table:table-cell office:value-type="string" calcext:value-type="string">
            <text:p>0.84 c=100</text:p>
          </table:table-cell>
          <table:table-cell table:number-columns-repeated="3"/>
          <table:table-cell office:value-type="string" calcext:value-type="string">
            <text:p>0.78 c=10</text:p>
          </table:table-cell>
          <table:table-cell office:value-type="float" office:value="0.73878" calcext:value-type="float">
            <text:p>0.738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2</text:p>
          </table:table-cell>
          <table:table-cell office:value-type="string" calcext:value-type="string">
            <text:p>0.75 c=100</text:p>
          </table:table-cell>
          <table:table-cell office:value-type="float" office:value="0.78526" calcext:value-type="float">
            <text:p>0.78526</text:p>
          </table:table-cell>
          <table:table-cell office:value-type="float" office:value="0.78045" calcext:value-type="float">
            <text:p>0.78045</text:p>
          </table:table-cell>
          <table:table-cell office:value-type="float" office:value="0.77724" calcext:value-type="float">
            <text:p>0.77724</text:p>
          </table:table-cell>
          <table:table-cell office:value-type="string" calcext:value-type="string">
            <text:p>0.77 c=100</text:p>
          </table:table-cell>
          <table:table-cell office:value-type="string" calcext:value-type="string">
            <text:p>0.80 c=10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0.77 c=100</text:p>
          </table:table-cell>
          <table:table-cell office:value-type="string" calcext:value-type="string">
            <text:p>RAM crashed</text:p>
          </table:table-cell>
          <table:table-cell table:number-columns-repeated="2"/>
          <table:table-cell office:value-type="float" office:value="0.78526" calcext:value-type="float">
            <text:p>0.78526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 table:number-columns-spanned="7" table:number-rows-spanned="1">
            <text:p>Cancer_Cells</text:p>
          </table:table-cell>
          <table:covered-table-cell table:number-columns-repeated="6" table:style-name="ce7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ean_pool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x_pooling</text:p>
          </table:table-cell>
          <table:covered-table-cell table:number-columns-repeated="2" table:style-name="ce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0</text:p>
          </table:table-cell>
          <table:table-cell office:value-type="string" calcext:value-type="string">
            <text:p>0.77 c=10</text:p>
          </table:table-cell>
          <table:table-cell office:value-type="string" calcext:value-type="string">
            <text:p>0.68 c=10</text:p>
          </table:table-cell>
          <table:table-cell office:value-type="string" calcext:value-type="string">
            <text:p>0.71 c=10</text:p>
          </table:table-cell>
          <table:table-cell office:value-type="string" calcext:value-type="string">
            <text:p>0.67 c=100</text:p>
          </table:table-cell>
          <table:table-cell office:value-type="string" calcext:value-type="string">
            <text:p>0.68 c=10</text:p>
          </table:table-cell>
          <table:table-cell office:value-type="string" calcext:value-type="string">
            <text:p>0.71 c=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1</text:p>
          </table:table-cell>
          <table:table-cell office:value-type="string" calcext:value-type="string">
            <text:p>0.75 c=100</text:p>
          </table:table-cell>
          <table:table-cell office:value-type="string" calcext:value-type="string">
            <text:p>0.74 c=100</text:p>
          </table:table-cell>
          <table:table-cell office:value-type="string" calcext:value-type="string">
            <text:p>0.68 c=1</text:p>
          </table:table-cell>
          <table:table-cell office:value-type="string" calcext:value-type="string">
            <text:p>0.70 c=10</text:p>
          </table:table-cell>
          <table:table-cell office:value-type="string" calcext:value-type="string">
            <text:p>0.78 c=100</text:p>
          </table:table-cell>
          <table:table-cell table:style-name="ce13" office:value-type="string" calcext:value-type="string">
            <text:p>0.79 c=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2</text:p>
          </table:table-cell>
          <table:table-cell office:value-type="string" calcext:value-type="string">
            <text:p>0.78 c=10</text:p>
          </table:table-cell>
          <table:table-cell table:number-columns-repeated="2" office:value-type="string" calcext:value-type="string">
            <text:p>0.77 c=10</text:p>
          </table:table-cell>
          <table:table-cell office:value-type="string" calcext:value-type="string">
            <text:p>0.71 c=10</text:p>
          </table:table-cell>
          <table:table-cell office:value-type="string" calcext:value-type="string">
            <text:p>0.75 c=10</text:p>
          </table:table-cell>
          <table:table-cell office:value-type="string" calcext:value-type="string">
            <text:p>0.77 c=10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7" table:number-rows-spanned="1">
            <text:p>Cancer_Cells_Split</text:p>
          </table:table-cell>
          <table:covered-table-cell table:number-columns-repeated="6" table:style-name="ce2"/>
          <table:table-cell table:style-name="ce7" office:value-type="string" calcext:value-type="string" table:number-columns-spanned="7" table:number-rows-spanned="1">
            <text:p>Cancer_Cells</text:p>
          </table:table-cell>
          <table:covered-table-cell table:number-columns-repeated="6" table:style-name="ce7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ean_pool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x_pooling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3" table:number-rows-spanned="1">
            <text:p>mean_pool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x_pooling</text:p>
          </table:table-cell>
          <table:covered-table-cell table:number-columns-repeated="2" table:style-name="ce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2745" calcext:value-type="float">
            <text:p>0.62745</text:p>
          </table:table-cell>
          <table:table-cell office:value-type="float" office:value="0.58824" calcext:value-type="float">
            <text:p>0.58824</text:p>
          </table:table-cell>
          <table:table-cell office:value-type="float" office:value="0.68627" calcext:value-type="float">
            <text:p>0.68627</text:p>
          </table:table-cell>
          <table:table-cell office:value-type="float" office:value="0.62745" calcext:value-type="float">
            <text:p>0.62745</text:p>
          </table:table-cell>
          <table:table-cell office:value-type="float" office:value="0.58824" calcext:value-type="float">
            <text:p>0.58824</text:p>
          </table:table-cell>
          <table:table-cell office:value-type="string" calcext:value-type="string">
            <text:p>N=0</text:p>
          </table:table-cell>
          <table:table-cell office:value-type="float" office:value="0.66667" calcext:value-type="float">
            <text:p>0.66667</text:p>
          </table:table-cell>
          <table:table-cell table:number-columns-repeated="3"/>
          <table:table-cell office:value-type="float" office:value="0.72549" calcext:value-type="float">
            <text:p>0.72549</text:p>
          </table:table-cell>
          <table:table-cell office:value-type="float" office:value="0.76471" calcext:value-type="float">
            <text:p>0.764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0.88235" calcext:value-type="float">
            <text:p>0.88235</text:p>
          </table:table-cell>
          <table:table-cell table:number-columns-repeated="2" office:value-type="float" office:value="0.78431" calcext:value-type="float">
            <text:p>0.78431</text:p>
          </table:table-cell>
          <table:table-cell office:value-type="float" office:value="0.58824" calcext:value-type="float">
            <text:p>0.58824</text:p>
          </table:table-cell>
          <table:table-cell table:style-name="ce13" office:value-type="float" office:value="0.88235" calcext:value-type="float">
            <text:p>0.88235</text:p>
          </table:table-cell>
          <table:table-cell office:value-type="float" office:value="0.78431" calcext:value-type="float">
            <text:p>0.78431</text:p>
          </table:table-cell>
          <table:table-cell office:value-type="string" calcext:value-type="string">
            <text:p>N=1</text:p>
          </table:table-cell>
          <table:table-cell office:value-type="float" office:value="0.72549" calcext:value-type="float">
            <text:p>0.72549</text:p>
          </table:table-cell>
          <table:table-cell table:number-columns-repeated="3"/>
          <table:table-cell office:value-type="float" office:value="0.70588" calcext:value-type="float">
            <text:p>0.70588</text:p>
          </table:table-cell>
          <table:table-cell office:value-type="float" office:value="0.68627" calcext:value-type="float">
            <text:p>0.686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2</text:p>
          </table:table-cell>
          <table:table-cell office:value-type="float" office:value="0.60784" calcext:value-type="float">
            <text:p>0.60784</text:p>
          </table:table-cell>
          <table:table-cell table:number-columns-repeated="2" office:value-type="float" office:value="0.5098" calcext:value-type="float">
            <text:p>0.5098</text:p>
          </table:table-cell>
          <table:table-cell office:value-type="float" office:value="0.70588" calcext:value-type="float">
            <text:p>0.70588</text:p>
          </table:table-cell>
          <table:table-cell office:value-type="float" office:value="0.78431" calcext:value-type="float">
            <text:p>0.78431</text:p>
          </table:table-cell>
          <table:table-cell office:value-type="float" office:value="0.76471" calcext:value-type="float">
            <text:p>0.76471</text:p>
          </table:table-cell>
          <table:table-cell office:value-type="string" calcext:value-type="string">
            <text:p>N=2</text:p>
          </table:table-cell>
          <table:table-cell office:value-type="float" office:value="0.68627" calcext:value-type="float">
            <text:p>0.68627</text:p>
          </table:table-cell>
          <table:table-cell table:number-columns-repeated="3"/>
          <table:table-cell office:value-type="float" office:value="0.72549" calcext:value-type="float">
            <text:p>0.72549</text:p>
          </table:table-cell>
          <table:table-cell office:value-type="float" office:value="0.64706" calcext:value-type="float">
            <text:p>0.6470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Kvasir_v2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ean_pooling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max_pooling</text:p>
          </table:table-cell>
          <table:covered-table-cell table:number-columns-repeated="2" table:style-name="ce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0</text:p>
          </table:table-cell>
          <table:table-cell office:value-type="float" office:value="0.871875" calcext:value-type="float">
            <text:p>0.871875</text:p>
          </table:table-cell>
          <table:table-cell office:value-type="float" office:value="0.87875" calcext:value-type="float">
            <text:p>0.87875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58125" calcext:value-type="float">
            <text:p>0.8581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575" calcext:value-type="float">
            <text:p>0.85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0.875625" calcext:value-type="float">
            <text:p>0.875625</text:p>
          </table:table-cell>
          <table:table-cell office:value-type="float" office:value="0.876875" calcext:value-type="float">
            <text:p>0.876875</text:p>
          </table:table-cell>
          <table:table-cell office:value-type="float" office:value="0.869375" calcext:value-type="float">
            <text:p>0.869375</text:p>
          </table:table-cell>
          <table:table-cell office:value-type="float" office:value="0.849375" calcext:value-type="float">
            <text:p>0.849375</text:p>
          </table:table-cell>
          <table:table-cell table:style-name="ce13" office:value-type="float" office:value="0.8825" calcext:value-type="float">
            <text:p>0.8825</text:p>
          </table:table-cell>
          <table:table-cell office:value-type="float" office:value="0.874375" calcext:value-type="float">
            <text:p>0.874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2</text:p>
          </table:table-cell>
          <table:table-cell office:value-type="float" office:value="0.858125" calcext:value-type="float">
            <text:p>0.858125</text:p>
          </table:table-cell>
          <table:table-cell table:style-name="ce9" office:value-type="float" office:value="0.873125" calcext:value-type="float">
            <text:p>0.873125</text:p>
          </table:table-cell>
          <table:table-cell office:value-type="float" office:value="0.86375" calcext:value-type="float">
            <text:p>0.86375</text:p>
          </table:table-cell>
          <table:table-cell office:value-type="float" office:value="0.808125" calcext:value-type="float">
            <text:p>0.808125</text:p>
          </table:table-cell>
          <table:table-cell office:value-type="float" office:value="0.85875" calcext:value-type="float">
            <text:p>0.85875</text:p>
          </table:table-cell>
          <table:table-cell office:value-type="float" office:value="0.87125" calcext:value-type="float">
            <text:p>0.87125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NS VLAD PRECISION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 table:number-columns-spanned="7" table:number-rows-spanned="1">
            <text:p>VGG19 + SVM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rained VGG19 + SVM</text:p>
          </table:table-cell>
          <table:covered-table-cell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miniMIT</text:p>
          </table:table-cell>
          <table:covered-table-cell table:style-name="ce3"/>
          <table:covered-table-cell table:number-columns-repeated="5"/>
          <table:table-cell table:style-name="ce3" office:value-type="string" calcext:value-type="string" table:number-columns-spanned="7" table:number-rows-spanned="1">
            <text:p>miniMIT</text:p>
          </table:table-cell>
          <table:covered-table-cell table:style-name="ce3"/>
          <table:covered-table-cell table:number-columns-repeated="5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 table:number-columns-repeated="6"/>
          <table:table-cell office:value-type="string" calcext:value-type="string">
            <text:p>N=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=1</text:p>
          </table:table-cell>
          <table:table-cell table:number-columns-repeated="6"/>
          <table:table-cell office:value-type="string" calcext:value-type="string">
            <text:p>N=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=2</text:p>
          </table:table-cell>
          <table:table-cell table:number-columns-repeated="6"/>
          <table:table-cell office:value-type="string" calcext:value-type="string">
            <text:p>N=2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7" table:number-rows-spanned="1">
            <text:p>chest_xray</text:p>
          </table:table-cell>
          <table:covered-table-cell table:number-columns-repeated="6"/>
          <table:table-cell table:style-name="ce15" office:value-type="string" calcext:value-type="string" table:number-columns-spanned="7" table:number-rows-spanned="1">
            <text:p>chest_xray</text:p>
          </table:table-cell>
          <table:covered-table-cell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/>
          <table:table-cell office:value-type="float" office:value="0.75828" calcext:value-type="float">
            <text:p>0.75828</text:p>
          </table:table-cell>
          <table:table-cell office:value-type="float" office:value="0.76832" calcext:value-type="float">
            <text:p>0.76832</text:p>
          </table:table-cell>
          <table:table-cell office:value-type="float" office:value="0.73764" calcext:value-type="float">
            <text:p>0.73764</text:p>
          </table:table-cell>
          <table:table-cell table:number-columns-repeated="2"/>
          <table:table-cell office:value-type="string" calcext:value-type="string">
            <text:p>N=0</text:p>
          </table:table-cell>
          <table:table-cell office:value-type="float" office:value="0.75242" calcext:value-type="float">
            <text:p>0.75242</text:p>
          </table:table-cell>
          <table:table-cell table:number-columns-repeated="3"/>
          <table:table-cell office:value-type="float" office:value="0.74664" calcext:value-type="float">
            <text:p>0.74664</text:p>
          </table:table-cell>
          <table:table-cell office:value-type="float" office:value="0.74808" calcext:value-type="float">
            <text:p>0.74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1</text:p>
          </table:table-cell>
          <table:table-cell/>
          <table:table-cell office:value-type="float" office:value="0.74521" calcext:value-type="float">
            <text:p>0.74521</text:p>
          </table:table-cell>
          <table:table-cell office:value-type="float" office:value="0.7749" calcext:value-type="float">
            <text:p>0.7749</text:p>
          </table:table-cell>
          <table:table-cell office:value-type="float" office:value="0.76087" calcext:value-type="float">
            <text:p>0.76087</text:p>
          </table:table-cell>
          <table:table-cell table:number-columns-repeated="2"/>
          <table:table-cell office:value-type="string" calcext:value-type="string">
            <text:p>N=1</text:p>
          </table:table-cell>
          <table:table-cell office:value-type="float" office:value="0.74661" calcext:value-type="float">
            <text:p>0.74661</text:p>
          </table:table-cell>
          <table:table-cell table:number-columns-repeated="3"/>
          <table:table-cell office:value-type="float" office:value="0.73996" calcext:value-type="float">
            <text:p>0.73996</text:p>
          </table:table-cell>
          <table:table-cell office:value-type="float" office:value="0.70674" calcext:value-type="float">
            <text:p>0.706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2</text:p>
          </table:table-cell>
          <table:table-cell/>
          <table:table-cell office:value-type="float" office:value="0.74615" calcext:value-type="float">
            <text:p>0.74615</text:p>
          </table:table-cell>
          <table:table-cell office:value-type="float" office:value="0.74187" calcext:value-type="float">
            <text:p>0.74187</text:p>
          </table:table-cell>
          <table:table-cell office:value-type="float" office:value="0.74181" calcext:value-type="float">
            <text:p>0.74181</text:p>
          </table:table-cell>
          <table:table-cell table:number-columns-repeated="2"/>
          <table:table-cell office:value-type="string" calcext:value-type="string">
            <text:p>N=2</text:p>
          </table:table-cell>
          <table:table-cell office:value-type="float" office:value="0.73674" calcext:value-type="float">
            <text:p>0.73674</text:p>
          </table:table-cell>
          <table:table-cell table:number-columns-repeated="3"/>
          <table:table-cell office:value-type="float" office:value="0.75098" calcext:value-type="float">
            <text:p>0.75098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 table:number-columns-spanned="7" table:number-rows-spanned="1">
            <text:p>Cancer_Cells</text:p>
          </table:table-cell>
          <table:covered-table-cell table:number-columns-repeated="6"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0</text:p>
          </table:table-cell>
          <table:table-cell office:value-type="float" office:value="0.8" calcext:value-type="float">
            <text:p>0.8</text:p>
          </table:table-cell>
          <table:table-cell office:value-type="float" office:value="0.68293" calcext:value-type="float">
            <text:p>0.68293</text:p>
          </table:table-cell>
          <table:table-cell office:value-type="float" office:value="0.71795" calcext:value-type="float">
            <text:p>0.71795</text:p>
          </table:table-cell>
          <table:table-cell office:value-type="float" office:value="0.68421" calcext:value-type="float">
            <text:p>0.68421</text:p>
          </table:table-cell>
          <table:table-cell office:value-type="float" office:value="0.68293" calcext:value-type="float">
            <text:p>0.68293</text:p>
          </table:table-cell>
          <table:table-cell office:value-type="float" office:value="0.71795" calcext:value-type="float">
            <text:p>0.717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0.71795" calcext:value-type="float">
            <text:p>0.71795</text:p>
          </table:table-cell>
          <table:table-cell office:value-type="float" office:value="0.78788" calcext:value-type="float">
            <text:p>0.78788</text:p>
          </table:table-cell>
          <table:table-cell office:value-type="float" office:value="0.77778" calcext:value-type="float">
            <text:p>0.77778</text:p>
          </table:table-cell>
          <table:table-cell office:value-type="float" office:value="0.75" calcext:value-type="float">
            <text:p>0.75</text:p>
          </table:table-cell>
          <table:table-cell office:value-type="float" office:value="0.82353" calcext:value-type="float">
            <text:p>0.82353</text:p>
          </table:table-cell>
          <table:table-cell office:value-type="float" office:value="0.84848" calcext:value-type="float">
            <text:p>0.848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2</text:p>
          </table:table-cell>
          <table:table-cell office:value-type="float" office:value="0.86667" calcext:value-type="float">
            <text:p>0.86667</text:p>
          </table:table-cell>
          <table:table-cell table:number-columns-repeated="2" office:value-type="float" office:value="0.86207" calcext:value-type="float">
            <text:p>0.86207</text:p>
          </table:table-cell>
          <table:table-cell office:value-type="float" office:value="0.74286" calcext:value-type="float">
            <text:p>0.74286</text:p>
          </table:table-cell>
          <table:table-cell office:value-type="float" office:value="0.85714" calcext:value-type="float">
            <text:p>0.85714</text:p>
          </table:table-cell>
          <table:table-cell office:value-type="float" office:value="0.86207" calcext:value-type="float">
            <text:p>0.86207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7" table:number-rows-spanned="1">
            <text:p>Cancer_Cells_Split</text:p>
          </table:table-cell>
          <table:covered-table-cell table:number-columns-repeated="6"/>
          <table:table-cell table:style-name="ce7" office:value-type="string" calcext:value-type="string" table:number-columns-spanned="7" table:number-rows-spanned="1">
            <text:p>Cancer_Cells</text:p>
          </table:table-cell>
          <table:covered-table-cell table:number-columns-repeated="6" table:style-name="ce7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 office:value-type="float" office:value="0.65385" calcext:value-type="float">
            <text:p>0.65385</text:p>
          </table:table-cell>
          <table:table-cell office:value-type="float" office:value="0.65" calcext:value-type="float">
            <text:p>0.65</text:p>
          </table:table-cell>
          <table:table-cell office:value-type="float" office:value="0.61111" calcext:value-type="float">
            <text:p>0.61111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5" calcext:value-type="float">
            <text:p>0.65</text:p>
          </table:table-cell>
          <table:table-cell office:value-type="float" office:value="0.61111" calcext:value-type="float">
            <text:p>0.61111</text:p>
          </table:table-cell>
          <table:table-cell office:value-type="string" calcext:value-type="string">
            <text:p>N=0</text:p>
          </table:table-cell>
          <table:table-cell office:value-type="float" office:value="0.66667" calcext:value-type="float">
            <text:p>0.66667</text:p>
          </table:table-cell>
          <table:table-cell table:number-columns-repeated="3"/>
          <table:table-cell office:value-type="float" office:value="0.72" calcext:value-type="float">
            <text:p>0.72</text:p>
          </table:table-cell>
          <table:table-cell office:value-type="float" office:value="0.80952" calcext:value-type="float">
            <text:p>0.809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79167" calcext:value-type="float">
            <text:p>0.79167</text:p>
          </table:table-cell>
          <table:table-cell office:value-type="float" office:value="0.58333" calcext:value-type="float">
            <text:p>0.58333</text:p>
          </table:table-cell>
          <table:table-cell office:value-type="float" office:value="0.95238" calcext:value-type="float">
            <text:p>0.95238</text:p>
          </table:table-cell>
          <table:table-cell office:value-type="float" office:value="0.81818" calcext:value-type="float">
            <text:p>0.81818</text:p>
          </table:table-cell>
          <table:table-cell office:value-type="string" calcext:value-type="string">
            <text:p>N=1</text:p>
          </table:table-cell>
          <table:table-cell office:value-type="float" office:value="0.73913" calcext:value-type="float">
            <text:p>0.73913</text:p>
          </table:table-cell>
          <table:table-cell table:number-columns-repeated="3"/>
          <table:table-cell office:value-type="float" office:value="0.67857" calcext:value-type="float">
            <text:p>0.67857</text:p>
          </table:table-cell>
          <table:table-cell office:value-type="float" office:value="0.64516" calcext:value-type="float">
            <text:p>0.64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2</text:p>
          </table:table-cell>
          <table:table-cell office:value-type="float" office:value="0.61905" calcext:value-type="float">
            <text:p>0.6190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69231" calcext:value-type="float">
            <text:p>0.69231</text:p>
          </table:table-cell>
          <table:table-cell office:value-type="float" office:value="0.79167" calcext:value-type="float">
            <text:p>0.79167</text:p>
          </table:table-cell>
          <table:table-cell office:value-type="float" office:value="0.78261" calcext:value-type="float">
            <text:p>0.78261</text:p>
          </table:table-cell>
          <table:table-cell office:value-type="string" calcext:value-type="string">
            <text:p>N=2</text:p>
          </table:table-cell>
          <table:table-cell office:value-type="float" office:value="0.68" calcext:value-type="float">
            <text:p>0.68</text:p>
          </table:table-cell>
          <table:table-cell table:number-columns-repeated="3"/>
          <table:table-cell office:value-type="float" office:value="0.72" calcext:value-type="float">
            <text:p>0.72</text:p>
          </table:table-cell>
          <table:table-cell office:value-type="float" office:value="0.62069" calcext:value-type="float">
            <text:p>0.62069</text:p>
          </table:table-cell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NS VLAD RECALL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 table:number-columns-spanned="7" table:number-rows-spanned="1">
            <text:p>VGG19 + SVM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rained VGG19 + SVM</text:p>
          </table:table-cell>
          <table:covered-table-cell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miniMIT</text:p>
          </table:table-cell>
          <table:covered-table-cell table:style-name="ce3"/>
          <table:covered-table-cell table:number-columns-repeated="5"/>
          <table:table-cell table:style-name="ce3" office:value-type="string" calcext:value-type="string" table:number-columns-spanned="7" table:number-rows-spanned="1">
            <text:p>miniMIT</text:p>
          </table:table-cell>
          <table:covered-table-cell table:style-name="ce3"/>
          <table:covered-table-cell table:number-columns-repeated="5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 table:number-columns-repeated="6"/>
          <table:table-cell office:value-type="string" calcext:value-type="string">
            <text:p>N=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=1</text:p>
          </table:table-cell>
          <table:table-cell table:number-columns-repeated="6"/>
          <table:table-cell office:value-type="string" calcext:value-type="string">
            <text:p>N=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=2</text:p>
          </table:table-cell>
          <table:table-cell table:number-columns-repeated="6"/>
          <table:table-cell office:value-type="string" calcext:value-type="string">
            <text:p>N=2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7" table:number-rows-spanned="1">
            <text:p>chest_xray</text:p>
          </table:table-cell>
          <table:covered-table-cell table:number-columns-repeated="6"/>
          <table:table-cell table:style-name="ce15" office:value-type="string" calcext:value-type="string" table:number-columns-spanned="7" table:number-rows-spanned="1">
            <text:p>chest_xray</text:p>
          </table:table-cell>
          <table:covered-table-cell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/>
          <table:table-cell office:value-type="float" office:value="0.99744" calcext:value-type="float">
            <text:p>0.99744</text:p>
          </table:table-cell>
          <table:table-cell table:number-columns-repeated="2" office:value-type="float" office:value="0.99487" calcext:value-type="float">
            <text:p>0.99487</text:p>
          </table:table-cell>
          <table:table-cell table:number-columns-repeated="2"/>
          <table:table-cell office:value-type="string" calcext:value-type="string">
            <text:p>N=0</text:p>
          </table:table-cell>
          <table:table-cell office:value-type="float" office:value="0.99744" calcext:value-type="float">
            <text:p>0.99744</text:p>
          </table:table-cell>
          <table:table-cell table:number-columns-repeated="3"/>
          <table:table-cell table:number-columns-repeated="2" office:value-type="float" office:value="0.99744" calcext:value-type="float">
            <text:p>0.997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1</text:p>
          </table:table-cell>
          <table:table-cell/>
          <table:table-cell table:number-columns-repeated="2" office:value-type="float" office:value="0.99744" calcext:value-type="float">
            <text:p>0.99744</text:p>
          </table:table-cell>
          <table:table-cell office:value-type="float" office:value="0.98718" calcext:value-type="float">
            <text:p>0.98718</text:p>
          </table:table-cell>
          <table:table-cell table:number-columns-repeated="2"/>
          <table:table-cell office:value-type="string" calcext:value-type="string">
            <text:p>N=1</text:p>
          </table:table-cell>
          <table:table-cell office:value-type="float" office:value="0.9593" calcext:value-type="float">
            <text:p>0.9593</text:p>
          </table:table-cell>
          <table:table-cell table:number-columns-repeated="3"/>
          <table:table-cell office:value-type="float" office:value="0.99231" calcext:value-type="float">
            <text:p>0.99231</text:p>
          </table:table-cell>
          <table:table-cell office:value-type="float" office:value="0.99487" calcext:value-type="float">
            <text:p>0.99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2</text:p>
          </table:table-cell>
          <table:table-cell/>
          <table:table-cell table:number-columns-repeated="2" office:value-type="float" office:value="0.99487" calcext:value-type="float">
            <text:p>0.99487</text:p>
          </table:table-cell>
          <table:table-cell office:value-type="float" office:value="0.98718" calcext:value-type="float">
            <text:p>0.98718</text:p>
          </table:table-cell>
          <table:table-cell table:number-columns-repeated="2"/>
          <table:table-cell office:value-type="string" calcext:value-type="string">
            <text:p>N=2</text:p>
          </table:table-cell>
          <table:table-cell office:value-type="float" office:value="0.99744" calcext:value-type="float">
            <text:p>0.99744</text:p>
          </table:table-cell>
          <table:table-cell table:number-columns-repeated="3"/>
          <table:table-cell office:value-type="float" office:value="0.98205" calcext:value-type="float">
            <text:p>0.98205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 table:number-columns-spanned="7" table:number-rows-spanned="1">
            <text:p>Cancer_Cells</text:p>
          </table:table-cell>
          <table:covered-table-cell table:number-columns-repeated="6" table:style-name="ce7"/>
          <table:table-cell table:style-name="ce7" table:number-columns-spanned="7" table:number-rows-spanned="1"/>
          <table:covered-table-cell table:number-columns-repeated="6" table:style-name="ce7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0</text:p>
          </table:table-cell>
          <table:table-cell office:value-type="float" office:value="0.68571" calcext:value-type="float">
            <text:p>0.68571</text:p>
          </table:table-cell>
          <table:table-cell table:number-columns-repeated="2" office:value-type="float" office:value="0.73684" calcext:value-type="float">
            <text:p>0.73684</text:p>
          </table:table-cell>
          <table:table-cell office:value-type="float" office:value="0.68421" calcext:value-type="float">
            <text:p>0.68421</text:p>
          </table:table-cell>
          <table:table-cell table:number-columns-repeated="2" office:value-type="float" office:value="0.73684" calcext:value-type="float">
            <text:p>0.73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0.8" calcext:value-type="float">
            <text:p>0.8</text:p>
          </table:table-cell>
          <table:table-cell office:value-type="float" office:value="0.68421" calcext:value-type="float">
            <text:p>0.68421</text:p>
          </table:table-cell>
          <table:table-cell office:value-type="float" office:value="0.55263" calcext:value-type="float">
            <text:p>0.55263</text:p>
          </table:table-cell>
          <table:table-cell office:value-type="float" office:value="0.63158" calcext:value-type="float">
            <text:p>0.63158</text:p>
          </table:table-cell>
          <table:table-cell table:number-columns-repeated="2" office:value-type="float" office:value="0.73684" calcext:value-type="float">
            <text:p>0.73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=2</text:p>
          </table:table-cell>
          <table:table-cell office:value-type="float" office:value="0.68421" calcext:value-type="float">
            <text:p>0.68421</text:p>
          </table:table-cell>
          <table:table-cell table:number-columns-repeated="2" office:value-type="float" office:value="0.65789" calcext:value-type="float">
            <text:p>0.65789</text:p>
          </table:table-cell>
          <table:table-cell office:value-type="float" office:value="0.68421" calcext:value-type="float">
            <text:p>0.68421</text:p>
          </table:table-cell>
          <table:table-cell office:value-type="float" office:value="0.63158" calcext:value-type="float">
            <text:p>0.63158</text:p>
          </table:table-cell>
          <table:table-cell office:value-type="float" office:value="0.65789" calcext:value-type="float">
            <text:p>0.65789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7" table:number-rows-spanned="1">
            <text:p>Cancer_Cells_Split</text:p>
          </table:table-cell>
          <table:covered-table-cell table:number-columns-repeated="6"/>
          <table:table-cell table:style-name="ce7" office:value-type="string" calcext:value-type="string" table:number-columns-spanned="7" table:number-rows-spanned="1">
            <text:p>Cancer_Cells_Split</text:p>
          </table:table-cell>
          <table:covered-table-cell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mean_pooling</text:p>
          </table:table-cell>
          <table:covered-table-cell table:number-columns-repeated="2"/>
          <table:table-cell office:value-type="string" calcext:value-type="string" table:number-columns-spanned="3" table:number-rows-spanned="1">
            <text:p>max_pooling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0</text:p>
          </table:table-cell>
          <table:table-cell office:value-type="float" office:value="0.68" calcext:value-type="float">
            <text:p>0.68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float" office:value="0.72" calcext:value-type="float">
            <text:p>0.72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N=0</text:p>
          </table:table-cell>
          <table:table-cell office:value-type="float" office:value="0.64" calcext:value-type="float">
            <text:p>0.64</text:p>
          </table:table-cell>
          <table:table-cell table:number-columns-repeated="3"/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56" calcext:value-type="float">
            <text:p>0.56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N=1</text:p>
          </table:table-cell>
          <table:table-cell office:value-type="float" office:value="0.68" calcext:value-type="float">
            <text:p>0.68</text:p>
          </table:table-cell>
          <table:table-cell table:number-columns-repeated="3"/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=2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N=2</text:p>
          </table:table-cell>
          <table:table-cell office:value-type="float" office:value="0.68" calcext:value-type="float">
            <text:p>0.68</text:p>
          </table:table-cell>
          <table:table-cell table:number-columns-repeated="3"/>
          <table:table-cell table:number-columns-repeated="2" office:value-type="float" office:value="0.72" calcext:value-type="float">
            <text:p>0.72</text:p>
          </table:table-cell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LAD" table:style-name="ta1">
        <table:table-column table:style-name="co1" table:number-columns-repeated="12" table:default-cell-style-name="ce1"/>
        <table:table-row table:style-name="ro1">
          <table:table-cell table:style-name="ce16" office:value-type="string" calcext:value-type="string" table:number-columns-spanned="5" table:number-rows-spanned="1">
            <text:p>VGG19 + KMEANS + PCA + VLAD + SVM</text:p>
          </table:table-cell>
          <table:covered-table-cell table:number-columns-repeated="4" table:style-name="Default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miniMIT</text:p>
          </table:table-cell>
          <table:covered-table-cell table:number-columns-repeated="2" table:style-name="ce16"/>
          <table:table-cell table:number-columns-repeated="3"/>
          <table:table-cell table:style-name="ce5" office:value-type="string" calcext:value-type="string" table:number-columns-spanned="3" table:number-rows-spanned="1">
            <text:p>miniMIT</text:p>
          </table:table-cell>
          <table:covered-table-cell table:number-columns-repeated="2" table:style-name="ce16"/>
          <table:table-cell/>
        </table:table-row>
        <table:table-row table:style-name="ro1">
          <table:table-cell/>
          <table:table-cell office:value-type="string" calcext:value-type="string">
            <text:p>K-means(k)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2"/>
          <table:table-cell office:value-type="string" calcext:value-type="string">
            <text:p>K-means(k)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</table:table-row>
        <table:table-row table:style-name="ro1">
          <table:table-cell office:value-type="string" calcext:value-type="string">
            <text:p>N=1,2,3</text:p>
          </table:table-cell>
          <table:table-cell office:value-type="float" office:value="64" calcext:value-type="float">
            <text:p>64</text:p>
          </table:table-cell>
          <table:table-cell office:value-type="float" office:value="0.82" calcext:value-type="float">
            <text:p>0.82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/>
          <table:table-cell table:style-name="ce2" office:value-type="string" calcext:value-type="string" table:number-columns-spanned="1" table:number-rows-spanned="2">
            <text:p>N=0</text:p>
          </table:table-cell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1,2,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/>
          <table:covered-table-cell table:style-name="ce2" office:value-type="string" calcext:value-type="string">
            <text:p>N=0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0.43" calcext:value-type="float">
            <text:p>0.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Cancer_Cells</text:p>
          </table:table-cell>
          <table:covered-table-cell table:number-columns-repeated="2" table:style-name="ce16"/>
          <table:table-cell/>
          <table:table-cell table:style-name="ce2" office:value-type="string" calcext:value-type="string" table:number-columns-spanned="1" table:number-rows-spanned="2">
            <text:p>N=1</text:p>
          </table:table-cell>
          <table:table-cell office:value-type="float" office:value="64" calcext:value-type="float">
            <text:p>64</text:p>
          </table:table-cell>
          <table:table-cell office:value-type="float" office:value="0.88" calcext:value-type="float">
            <text:p>0.88</text:p>
          </table:table-cell>
          <table:table-cell office:value-type="float" office:value="0.64" calcext:value-type="float">
            <text:p>0.64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(k)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/>
          <table:covered-table-cell table:style-name="ce2" office:value-type="string" calcext:value-type="string">
            <text:p>N=1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0.88" calcext:value-type="float">
            <text:p>0.88</text:p>
          </table:table-cell>
          <table:table-cell office:value-type="float" office:value="0.58" calcext:value-type="float">
            <text:p>0.58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N=1,2,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/>
          <table:table-cell table:style-name="ce2" office:value-type="string" calcext:value-type="string" table:number-columns-spanned="1" table:number-rows-spanned="2">
            <text:p>N=2</text:p>
          </table:table-cell>
          <table:table-cell office:value-type="float" office:value="64" calcext:value-type="float">
            <text:p>64</text:p>
          </table:table-cell>
          <table:table-cell office:value-type="float" office:value="0.84" calcext:value-type="float">
            <text:p>0.84</text:p>
          </table:table-cell>
          <table:table-cell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N=1,2,3</text:p>
          </table:table-cell>
          <table:table-cell office:value-type="float" office:value="256" calcext:value-type="float">
            <text:p>256</text:p>
          </table:table-cell>
          <table:table-cell office:value-type="float" office:value="0.74" calcext:value-type="float">
            <text:p>0.74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/>
          <table:covered-table-cell table:style-name="ce2" office:value-type="string" calcext:value-type="string">
            <text:p>N=2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chest_xray</text:p>
          </table:table-cell>
          <table:covered-table-cell table:number-columns-repeated="2" table:style-name="ce16"/>
          <table:table-cell table:number-columns-repeated="2"/>
          <table:table-cell table:style-name="ce16" office:value-type="string" calcext:value-type="string" table:number-columns-spanned="4" table:number-rows-spanned="1">
            <text:p>PCA_n_components = 128</text:p>
          </table:table-cell>
          <table:covered-table-cell table:number-columns-repeated="3" table:style-name="ce16"/>
          <table:table-cell/>
        </table:table-row>
        <table:table-row table:style-name="ro1">
          <table:table-cell/>
          <table:table-cell office:value-type="string" calcext:value-type="string">
            <text:p>K-means(k)</text:p>
          </table:table-cell>
          <table:table-cell office:value-type="string" calcext:value-type="string">
            <text:p>block5_po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fc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=1,2,3</text:p>
          </table:table-cell>
          <table:table-cell office:value-type="float" office:value="64" calcext:value-type="float">
            <text:p>64</text:p>
          </table:table-cell>
          <table:table-cell office:value-type="float" office:value="0.73" calcext:value-type="float">
            <text:p>0.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=1,2,3</text:p>
          </table:table-cell>
          <table:table-cell office:value-type="float" office:value="256" calcext:value-type="float">
            <text:p>256</text:p>
          </table:table-cell>
          <table:table-cell office:value-type="float" office:value="0.74" calcext:value-type="float">
            <text:p>0.74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16:37:36.023548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0:19:50.810881713</meta:creation-date>
    <dc:date>2019-05-25T02:15:05.795450609</dc:date>
    <meta:editing-duration>P6DT12H34M7S</meta:editing-duration>
    <meta:editing-cycles>45</meta:editing-cycles>
    <meta:generator>LibreOffice/6.0.7.3$Linux_X86_64 LibreOffice_project/00m0$Build-3</meta:generator>
    <meta:document-statistic meta:table-count="4" meta:cell-count="585" meta:object-count="0"/>
  </office:meta>
</office:document-meta>
</file>